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Frutiger Light Condensed"/>
    </style:style>
    <style:style style:name="P3" style:family="paragraph">
      <style:paragraph-properties fo:text-align="start"/>
      <style:text-properties style:font-name="Frutiger Light Condensed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mage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wo main types of imag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ster images</text:p>
              </text:list-item>
              <text:list-item>
                <text:p>Vector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Vector imag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Shapes in vector image are analytical defined </text:p>
              </text:list-item>
              <text:list-item>
                <text:p text:style-name="P2">To display an image, rendering is performed to evaluate analytically defines shapes on raster displa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Raster imag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Raster images are made of array of pixels.</text:p>
              </text:list-item>
              <text:list-item>
                <text:p text:style-name="P2">Each pixel contains one color</text:p>
              </text:list-item>
              <text:list-item>
                <text:p text:style-name="P2">Discrete represent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Image buffer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Rendering algorithm uses virtual camera which defines film information</text:p>
              </text:list-item>
              <text:list-item>
                <text:p text:style-name="P2">Film is in fact raster image → it contains array of pixels also called image buffer.</text:p>
              </text:list-item>
              <text:list-item>
                <text:p text:style-name="P2">Rendering of each pixel produces a raster im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Raster image display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Rendering results in raster image where each pixel has certain color</text:p>
              </text:list-item>
              <text:list-item>
                <text:p text:style-name="P2">Due to display devices, using “original” pixel values is sometimes not desired due to limitations</text:p>
              </text:list-item>
              <text:list-item>
                <text:p text:style-name="P2">Remapping of colorspace is often done to achieve correct display</text:p>
              </text:list-item>
              <text:list-item>
                <text:p text:style-name="P2">Gamut plays an important role</text:p>
              </text:list-item>
              <text:list-item>
                <text:p text:style-name="P2">TOD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Linear vs sRGB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All color information that renderer uses (e.g., image texture of diffuse material component) must be linear → all computations are done in linear colorspace</text:p>
              </text:list-item>
              <text:list-item>
                <text:p text:style-name="P2">After rendering, certain post-processing such as tone mapping can be applied to modify the colorspace</text:p>
              </text:list-item>
              <text:list-item>
                <text:p text:style-name="P2">One such popular modification is gamma which converts linear to sRGB.</text:p>
              </text:list-item>
              <text:list-item>
                <text:p text:style-name="P2"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Raster image file format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pular raster image file formats are JPG, PNG, TIFF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2-11-25T09:05:47.641604730</dc:date>
    <meta:editing-duration>PT39M13S</meta:editing-duration>
    <meta:editing-cycles>4</meta:editing-cycles>
    <meta:document-statistic meta:object-count="53"/>
  </office:meta>
</office:document-meta>
</file>